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2.50472222222222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3.10444444444444cm" style:use-optimal-column-width="true"/>
    </style:style>
    <style:style style:name="co9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3">
            <text:p>重複</text:p>
          </table:table-cell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57-10-14T00:00:00" table:style-name="ce8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5">
            <text:p>重複解消（日付不明）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13T00:00:00" table:style-name="ce4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13T00:00:00" table:style-name="ce4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07-27T00:00:00" table:style-name="ce4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07-27T00:00:00" table:style-name="ce4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0-25T00:00:00" table:style-name="ce4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0-25T00:00:00" table:style-name="ce4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14T00:00:00" table:style-name="ce4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14T00:00:00" table:style-name="ce4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1-27T00:00:00" table:style-name="ce4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1-27T00:00:00" table:style-name="ce4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2T00:00:00" table:style-name="ce4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2T00:00:00" table:style-name="ce4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3T00:00:00" table:style-name="ce4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3T00:00:00" table:style-name="ce4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19T00:00:00" table:style-name="ce4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8-12-21T00:00:00" table:style-name="ce4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8-12-21T00:00:00" table:style-name="ce4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1-31T00:00:00" table:style-name="ce4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1-31T00:00:00" table:style-name="ce4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style-name="ce2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style-name="ce2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1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6-01T00:00:00" table:style-name="ce4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7-05T00:00:00" table:style-name="ce4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7-05T00:00:00" table:style-name="ce4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04T00:00:00" table:style-name="ce4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04T00:00:00" table:style-name="ce4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09-18T00:00:00" table:style-name="ce4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09-18T00:00:00" table:style-name="ce4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0-22T00:00:00" table:style-name="ce4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0-22T00:00:00" table:style-name="ce4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13T00:00:00" table:style-name="ce4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13T00:00:00" table:style-name="ce4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1T00:00:00" table:style-name="ce4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1-29T00:00:00" table:style-name="ce4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1-29T00:00:00" table:style-name="ce4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79-12-17T00:00:00" table:style-name="ce4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79-12-17T00:00:00" table:style-name="ce4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1-21T00:00:00" table:style-name="ce4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1-21T00:00:00" table:style-name="ce4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1T00:00:00" table:style-name="ce4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1T00:00:00" table:style-name="ce4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05T00:00:00" table:style-name="ce4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05T00:00:00" table:style-name="ce4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19T00:00:00" table:style-name="ce4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2-27T00:00:00" table:style-name="ce4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0-02-27T00:00:00" table:style-name="ce4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8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0-03-17T00:00:00" table:style-name="ce4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3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3">
            <text:p>ランキング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5">
            <text:p>3位出場者決定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3">
            <text:p>ランキング戦</text:p>
          </table:table-cell>
          <table:table-cell office:value-type="string" table:style-name="ce3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5">
            <text:p>昇級者決定戦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準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2-11-19T00:00:00" table:style-name="ce4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2-11-19T00:00:00" table:style-name="ce4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1-21T00:00:00" table:style-name="ce4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08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1-21T00:00:00" table:style-name="ce4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3-03-11T00:00:00" table:style-name="ce4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3-03-11T00:00:00" table:style-name="ce4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09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3" table:style-name="ce2"/>
          <table:table-cell table:number-columns-repeated="5" table:style-name="ce6"/>
          <table:table-cell table:number-columns-repeated="16367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4-12-25T00:00:00" table:style-name="ce4">
            <text:p>2014/12/2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0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0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1-08T00:00:00" table:style-name="ce4">
            <text:p>2015/1/8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1回戦</text:p>
          </table:table-cell>
          <table:table-cell table:number-columns-repeated="4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山崎隆之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style-name="ce2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2-19T00:00:00" table:style-name="ce4">
            <text:p>2015/2/19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3">
            <text:p>12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豊島将之</text:p>
          </table:table-cell>
          <table:table-cell office:value-type="string" table:style-name="ce4">
            <text:p>畠山鎮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4"/>
          <table:table-cell office:value-type="string" table:style-name="ce5">
            <text:p>13回戦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村山慈明</text:p>
          </table:table-cell>
          <table:table-cell office:value-type="string" table:style-name="ce4">
            <text:p>屋敷伸之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木村一基</text:p>
          </table:table-cell>
          <table:table-cell office:value-type="string" table:style-name="ce4">
            <text:p>松尾歩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飯塚祐紀</text:p>
          </table:table-cell>
          <table:table-cell office:value-type="string" table:style-name="ce4">
            <text:p>藤井猛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丸山忠久</text:p>
          </table:table-cell>
          <table:table-cell office:value-type="string" table:style-name="ce4">
            <text:p>佐藤天彦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5-03-05T00:00:00" table:style-name="ce4">
            <text:p>2015/3/5</text:p>
          </table:table-cell>
          <table:table-cell office:value-type="string" table:style-name="ce4">
            <text:p>谷川浩司</text:p>
          </table:table-cell>
          <table:table-cell office:value-type="string" table:style-name="ce4">
            <text:p>橋本崇載</text:p>
          </table:table-cell>
          <table:table-cell office:value-type="string" table:style-name="ce4">
            <text:p>順位戦</text:p>
          </table:table-cell>
          <table:table-cell office:value-type="string" table:style-name="ce4">
            <text:p>第73期</text:p>
          </table:table-cell>
          <table:table-cell office:value-type="string" table:style-name="ce4">
            <text:p>B級1組</text:p>
          </table:table-cell>
          <table:table-cell table:style-name="ce2"/>
          <table:table-cell office:value-type="string" table:style-name="ce5">
            <text:p>1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8-30T00:00:00" table:style-name="ce4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8-30T00:00:00" table:style-name="ce4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01T00:00:00" table:style-name="ce4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01T00:00:00" table:style-name="ce4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13T00:00:00" table:style-name="ce4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13T00:00:00" table:style-name="ce4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09-22T00:00:00" table:style-name="ce4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09-22T00:00:00" table:style-name="ce4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5T00:00:00" table:style-name="ce4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5T00:00:00" table:style-name="ce4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0-26T00:00:00" table:style-name="ce4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3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0-26T00:00:00" table:style-name="ce4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5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7-11-10T00:00:00" table:style-name="ce4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7-11-10T00:00:00" table:style-name="ce4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4T00:00:00" table:style-name="ce4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3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4T00:00:00" table:style-name="ce4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5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3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8-03-09T00:00:00" table:style-name="ce4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5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5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3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number-rows-repeated="1048405" table:style-name="ro1">
          <table:table-cell table:number-columns-repeated="16384"/>
        </table:table-row>
      </table:table>
      <table:database-ranges>
        <table:database-range table:target-range-address="errors.A1:errors.J6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2-03T09:40:36Z</dc:date>
    <meta:user-defined meta:name="WorkbookGuid">dfd2ee33-1efe-4fa1-a778-61e8eb1776c8</meta:user-defined>
  </office:meta>
</office:document-meta>
</file>